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gr1" style:family="graphic">
      <style:graphic-properties draw:stroke="none" svg:stroke-color="#3465a4" draw:fill="solid" draw:fill-color="#ef413d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ef413d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5.61mm" svg:height="70.65mm" svg:x="82.73mm" svg:y="4.61mm">
            <draw:object draw:notify-on-update-of-ranges="Feuille1.A4:Feuille1.A11 Feuille1.B3:Feuille1.B3 Feuille1.B4:Feui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24.8mm" svg:height="70.2mm" svg:x="209.66mm" svg:y="4.5mm">
            <draw:object draw:notify-on-update-of-ranges="Feuille1.A4:Feuille1.A11 Feuille1.C3:Feuille1.C3 Feuille1.C4:Feui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27.51mm" svg:height="71.72mm" svg:x="84.9mm" svg:y="79.5mm">
            <draw:object draw:notify-on-update-of-ranges="Feuille1.A17:Feuille1.A23 Feuille1.B16:Feuille1.B16 Feuille1.B17:Feuille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130.26mm" svg:height="81.28mm" svg:x="78.35mm" svg:y="156.11mm">
            <draw:object draw:notify-on-update-of-ranges="Feuille1.A37:Feuille1.A52 Feuille1.B36:Feuille1.B36 Feuille1.B37:Feuille1.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31.63mm" svg:height="89.62mm" svg:x="75.34mm" svg:y="242.26mm">
            <draw:object draw:notify-on-update-of-ranges="Feuille1.A56:Feuille1.A71 Feuille1.B55:Feuille1.B55 Feuille1.B56:Feuille1.B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cript : </text:p>
          </table:table-cell>
          <table:table-cell table:style-name="Default" office:value-type="string" calcext:value-type="string">
            <text:p>DecisionTree(classification, gini)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t train (ms)</text:p>
          </table:table-cell>
          <table:table-cell table:style-name="ce1" office:value-type="string" calcext:value-type="string">
            <text:p>dt predict (ms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8" calcext:value-type="float">
            <text:p>150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28" calcext:value-type="float">
            <text:p>322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250" calcext:value-type="float">
            <text:p>425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85" calcext:value-type="float">
            <text:p>518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196" calcext:value-type="float">
            <text:p>619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301" calcext:value-type="float">
            <text:p>7301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50" calcext:value-type="float">
            <text:p>92650</text:p>
          </table:table-cell>
          <table:table-cell office:value-type="float" office:value="8576" calcext:value-type="float">
            <text:p>8576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1 nœud (12 cores)</text:p>
          </table:table-cell>
          <table:covered-table-cell/>
          <table:table-cell table:style-name="ce3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train (m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2" calcext:value-type="float">
            <text:p>8832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2" calcext:value-type="float">
            <text:p>5112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7" calcext:value-type="float">
            <text:p>385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1" calcext:value-type="float">
            <text:p>3331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8" calcext:value-type="float">
            <text:p>2838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4" calcext:value-type="float">
            <text:p>3914</text:p>
          </table:table-cell>
          <table:table-cell table:style-name="ce3"/>
        </table:table-row>
        <table:table-row table:style-name="ro1" table:number-rows-repeated="1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3 nœuds (36 cores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trai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9 nœuds (36 cores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trai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42" calcext:value-type="float">
            <text:p>266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93" calcext:value-type="float">
            <text:p>131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49" calcext:value-type="float">
            <text:p>94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1" calcext:value-type="float">
            <text:p>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93" calcext:value-type="float">
            <text:p>45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3" calcext:value-type="float">
            <text:p>55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5" calcext:value-type="float">
            <text:p>35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3" calcext:value-type="float">
            <text:p>35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0:25:06.850487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8:37:55.444722704</meta:creation-date>
    <dc:date>2018-11-26T10:48:14.679406624</dc:date>
    <meta:editing-duration>PT1H56M27S</meta:editing-duration>
    <meta:editing-cycles>6</meta:editing-cycles>
    <meta:generator>LibreOffice/6.0.5.2$Linux_X86_64 LibreOffice_project/00m0$Build-2</meta:generator>
    <meta:document-statistic meta:table-count="1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62cm" svg:height="7.066cm" xlink:href=".." xlink:type="simple" chart:class="chart:scatter" chart:style-name="ch1">
        <chart:legend chart:legend-position="end" svg:x="9.371cm" svg:y="3.23cm" style:legend-expansion="high" chart:style-name="ch2"/>
        <chart:plot-area chart:style-name="ch3" table:cell-range-address="Feuille1.A4:Feuille1.B11 Feuille1.B3:Feuille1.B3" chart:data-source-has-labels="row" svg:x="1.239cm" svg:y="0.141cm" svg:width="7.881cm" svg:height="5.826cm">
          <chartooo:coordinate-region svg:x="2.298cm" svg:y="0.344cm" svg:width="6.012cm" svg:height="4.968cm"/>
          <chart:axis chart:dimension="x" chart:name="primary-x" chart:style-name="ch4">
            <chart:title svg:x="3.246cm" svg:y="6.109cm" chart:style-name="ch5">
              <text:p>Taille des données (lignes)</text:p>
            </chart:title>
          </chart:axis>
          <chart:axis chart:dimension="y" chart:name="primary-y" chart:style-name="ch4">
            <chart:title svg:x="0.451cm" svg:y="3.977cm" chart:style-name="ch6">
              <text:p>Temps (ms)</text:p>
            </chart:title>
            <chart:grid chart:style-name="ch7" chart:class="major"/>
          </chart:axis>
          <chart:series chart:style-name="ch8" chart:values-cell-range-address="Feuille1.B4:Feuille1.B11" chart:label-cell-address="Feuille1.B3:Feuille1.B3" chart:class="chart:scatter">
            <chart:domain table:cell-range-address="Feuille1.A4:Feuille1.A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train (m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1508">
                <text:p>1508</text:p>
                <draw:g>
                  <svg:desc>Feuille1.B4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8576">
                <text:p>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81cm" svg:height="7.021cm" xlink:href=".." xlink:type="simple" chart:class="chart:scatter" chart:style-name="ch1">
        <chart:legend chart:legend-position="end" svg:x="8.914cm" svg:y="3.207cm" style:legend-expansion="high" chart:style-name="ch2"/>
        <chart:plot-area chart:style-name="ch3" table:cell-range-address="Feuille1.A4:Feuille1.A11 Feuille1.C3:Feuille1.C11" chart:data-source-has-labels="row" svg:x="-0.278cm" svg:y="0.119cm" svg:width="9.476cm" svg:height="6.928cm">
          <chartooo:coordinate-region svg:x="0.377cm" svg:y="0.322cm" svg:width="8.213cm" svg:height="6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11" chart:label-cell-address="Feuille1.C3:Feuille1.C3" chart:class="chart:scatter">
            <chart:domain table:cell-range-address="Feuille1.A4:Feuille1.A11"/>
            <chart:data-point chart:repeated="2"/>
            <chart:data-point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predict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7">
                <text:p>7</text:p>
                <draw:g>
                  <svg:desc>Feuille1.C4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legend svg:x="9.154cm" svg:y="6.385cm" style:legend-expansion="custom" chartooo:width="2.981cm" chartooo:height="0.606cm" style:legend-expansion-aspect-ratio="4.91914191419142" chart:style-name="ch2"/>
        <chart:plot-area chart:style-name="ch3" table:cell-range-address="Feuille1.A17:Feuille1.B23 Feuille1.B16:Feuille1.B16" chart:data-source-has-labels="row" svg:x="0.366cm" svg:y="0.142cm" svg:width="12.2cm" svg:height="6.082cm">
          <chartooo:coordinate-region svg:x="1.627cm" svg:y="0.345cm" svg:width="10.735cm" svg:height="5.224cm"/>
          <chart:axis chart:dimension="x" chart:name="primary-x" chart:style-name="ch4">
            <chart:title svg:x="5.091cm" svg:y="6.371cm" chart:style-name="ch5">
              <text:p>Nb de partitions</text:p>
            </chart:title>
          </chart:axis>
          <chart:axis chart:dimension="y" chart:name="primary-y" chart:style-name="ch4">
            <chart:title svg:x="0.001cm" svg:y="4.048cm" chart:style-name="ch6">
              <text:p>temps (ms)</text:p>
            </chart:title>
            <chart:grid chart:style-name="ch7" chart:class="major"/>
          </chart:axis>
          <chart:series chart:style-name="ch8" chart:values-cell-range-address="Feuille1.B17:Feuille1.B23" chart:label-cell-address="Feuille1.B16:Feuille1.B16" chart:class="chart:scatter">
            <chart:domain table:cell-range-address="Feuille1.A17:Feuille1.A23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train (ms)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3</svg:desc>
                </draw:g>
              </table:table-cell>
              <table:table-cell office:value-type="float" office:value="8832">
                <text:p>8832</text:p>
                <draw:g>
                  <svg:desc>Feuille1.B17:Feuille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14">
                <text:p>3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27cm" svg:height="8.129cm" xlink:href=".." xlink:type="simple" chart:class="chart:scatter" chart:style-name="ch1">
        <chart:legend svg:x="9.068cm" svg:y="7.327cm" style:legend-expansion="custom" chartooo:width="3.098cm" chartooo:height="0.672cm" style:legend-expansion-aspect-ratio="4.61011904761905" chart:style-name="ch2"/>
        <chart:plot-area chart:style-name="ch3" table:cell-range-address="Feuille1.A37:Feuille1.B52 Feuille1.B36:Feuille1.B36" chart:data-source-has-labels="row" svg:x="0.925cm" svg:y="0.162cm" svg:width="11.635cm" svg:height="7.173cm">
          <chartooo:coordinate-region svg:x="2.186cm" svg:y="0.365cm" svg:width="10.171cm" svg:height="6.315cm"/>
          <chart:axis chart:dimension="x" chart:name="primary-x" chart:style-name="ch4">
            <chart:title svg:x="5.732cm" svg:y="7.498cm" chart:style-name="ch5">
              <text:p>Nb de coeurs</text:p>
            </chart:title>
          </chart:axis>
          <chart:axis chart:dimension="y" chart:name="primary-y" chart:style-name="ch4">
            <chart:title svg:x="0.128cm" svg:y="4.671cm" chart:style-name="ch6">
              <text:p>Temps (ms)</text:p>
            </chart:title>
            <chart:grid chart:style-name="ch7" chart:class="major"/>
          </chart:axis>
          <chart:series chart:style-name="ch8" chart:values-cell-range-address="Feuille1.B37:Feuille1.B52" chart:label-cell-address="Feuille1.B36:Feuille1.B36" chart:class="chart:scatter">
            <chart:domain table:cell-range-address="Feuille1.A37:Feuille1.A5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train (ms)</text:p>
                <draw:g>
                  <svg:desc>Feuille1.B36:Feuille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7:Feuille1.A52</svg:desc>
                </draw:g>
              </table:table-cell>
              <table:table-cell office:value-type="float" office:value="9770">
                <text:p>9770</text:p>
                <draw:g>
                  <svg:desc>Feuille1.B37:Feuille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695">
                <text:p>2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4cm" svg:height="8.963cm" xlink:href=".." xlink:type="simple" chart:class="chart:scatter" chart:style-name="ch1">
        <chart:legend svg:x="9.327cm" svg:y="7.729cm" style:legend-expansion="custom" chartooo:width="3.345cm" chartooo:height="0.92cm" style:legend-expansion-aspect-ratio="3.63586956521739" chart:style-name="ch2"/>
        <chart:plot-area chart:style-name="ch3" table:cell-range-address="Feuille1.A56:Feuille1.B71 Feuille1.B55:Feuille1.B55" chart:data-source-has-labels="row" svg:x="0.788cm" svg:y="-0.018cm" svg:width="12.061cm" svg:height="7.746cm">
          <chartooo:coordinate-region svg:x="2.049cm" svg:y="0.185cm" svg:width="10.596cm" svg:height="6.888cm"/>
          <chart:axis chart:dimension="x" chart:name="primary-x" chart:style-name="ch4">
            <chart:title svg:x="5.808cm" svg:y="7.908cm" chart:style-name="ch5">
              <text:p>Nb de coeurs</text:p>
            </chart:title>
          </chart:axis>
          <chart:axis chart:dimension="y" chart:name="primary-y" chart:style-name="ch4">
            <chart:title svg:x="0.001cm" svg:y="4.778cm" chart:style-name="ch6">
              <text:p>Temps (ms)</text:p>
            </chart:title>
            <chart:grid chart:style-name="ch7" chart:class="major"/>
          </chart:axis>
          <chart:series chart:style-name="ch8" chart:values-cell-range-address="Feuille1.B56:Feuille1.B71" chart:label-cell-address="Feuille1.B55:Feuille1.B55" chart:class="chart:scatter">
            <chart:domain table:cell-range-address="Feuille1.A56:Feuille1.A71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train (ms)</text:p>
                <draw:g>
                  <svg:desc>Feuille1.B55:Feuille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56:Feuille1.A71</svg:desc>
                </draw:g>
              </table:table-cell>
              <table:table-cell office:value-type="float" office:value="26642">
                <text:p>26642</text:p>
                <draw:g>
                  <svg:desc>Feuille1.B56:Feuille1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563">
                <text:p>3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